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Trebuchet MS" svg:font-family="'Trebuchet MS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a92ef" style:font-name-asian="Open Sans" style:font-size-asian="11pt" style:font-name-complex="Open Sans" style:font-size-complex="11pt"/>
    </style:style>
    <style:style style:name="P3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ae8c9" style:font-name-asian="Open Sans" style:font-size-asian="11pt" style:font-name-complex="Open Sans" style:font-size-complex="11pt"/>
    </style:style>
    <style:style style:name="P4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a9a10" style:font-name-asian="Open Sans" style:font-size-asian="11pt" style:font-name-complex="Open Sans" style:font-size-complex="11pt"/>
    </style:style>
    <style:style style:name="P5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e7d14" style:font-name-asian="Open Sans" style:font-size-asian="11pt" style:font-name-complex="Open Sans" style:font-size-complex="11pt"/>
    </style:style>
    <style:style style:name="P6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93b4a" style:font-name-asian="Open Sans" style:font-size-asian="11pt" style:font-name-complex="Open Sans" style:font-size-complex="11pt"/>
    </style:style>
    <style:style style:name="P7" style:family="paragraph" style:parent-style-name="Standard">
      <style:paragraph-properties fo:margin-left="0in" fo:margin-right="0.0626in" fo:line-height="115%" fo:text-align="justify" style:justify-single-word="false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8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233e8" style:font-name-asian="Open Sans" style:font-size-asian="11pt" style:font-name-complex="Open Sans" style:font-size-complex="11pt"/>
    </style:style>
    <style:style style:name="P9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2f6c8" style:font-name-asian="Open Sans" style:font-size-asian="11pt" style:font-name-complex="Open Sans" style:font-size-complex="11pt"/>
    </style:style>
    <style:style style:name="P10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32757" style:font-name-asian="Open Sans" style:font-size-asian="11pt" style:font-name-complex="Open Sans" style:font-size-complex="11pt"/>
    </style:style>
    <style:style style:name="P11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efe97" style:font-name-asian="Open Sans" style:font-size-asian="11pt" style:font-name-complex="Open Sans" style:font-size-complex="11pt"/>
    </style:style>
    <style:style style:name="P1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6c1d0" style:font-name-asian="Open Sans" style:font-size-asian="11pt" style:font-name-complex="Open Sans" style:font-size-complex="11pt"/>
    </style:style>
    <style:style style:name="P13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size-asian="11pt" style:font-size-complex="11pt"/>
    </style:style>
    <style:style style:name="P14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d6286" style:font-size-asian="11pt" style:font-size-complex="11pt"/>
    </style:style>
    <style:style style:name="P15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fo:font-weight="bold" officeooo:paragraph-rsid="00132757" style:font-name-asian="Open Sans" style:font-size-asian="11pt" style:font-weight-asian="bold" style:font-name-complex="Open Sans" style:font-size-complex="11pt" style:font-weight-complex="bold"/>
    </style:style>
    <style:style style:name="P16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17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1a92ef" style:font-name-asian="Open Sans" style:font-size-asian="11pt" style:font-name-complex="Open Sans" style:font-size-complex="11pt"/>
    </style:style>
    <style:style style:name="P18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2e7d14" style:font-name-asian="Open Sans" style:font-size-asian="11pt" style:font-name-complex="Open Sans" style:font-size-complex="11pt"/>
    </style:style>
    <style:style style:name="P19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293b4a" style:font-name-asian="Open Sans" style:font-size-asian="11pt" style:font-name-complex="Open Sans" style:font-size-complex="11pt"/>
    </style:style>
    <style:style style:name="P20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132757" style:font-name-asian="Open Sans" style:font-size-asian="11pt" style:font-name-complex="Open Sans" style:font-size-complex="11pt"/>
    </style:style>
    <style:style style:name="P21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6c1d0" style:font-name-asian="Open Sans" style:font-size-asian="11pt" style:font-name-complex="Open Sans" style:font-size-complex="11pt"/>
    </style:style>
    <style:style style:name="P22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rsid="002efe97" officeooo:paragraph-rsid="002efe97" style:font-name-asian="Open Sans" style:font-size-asian="11pt" style:font-name-complex="Open Sans" style:font-size-complex="11pt"/>
    </style:style>
    <style:style style:name="P23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233e8" style:font-size-asian="11pt" style:font-size-complex="11pt"/>
    </style:style>
    <style:style style:name="P24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Courier 10 Pitch" fo:font-size="10.6000003814697pt" fo:font-style="normal" officeooo:rsid="000bd78d" officeooo:paragraph-rsid="00132757" style:font-name-asian="Open Sans" style:font-size-asian="10.6000003814697pt" style:font-style-asian="normal" style:font-name-complex="Open Sans" style:font-size-complex="10.6000003814697pt" style:font-style-complex="normal"/>
    </style:style>
    <style:style style:name="P25" style:family="paragraph" style:parent-style-name="Standard">
      <style:paragraph-properties fo:margin-left="0in" fo:margin-right="0.0626in" fo:line-height="115%" fo:text-indent="0in" style:auto-text-indent="false" fo:break-before="pag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6" style:family="paragraph" style:parent-style-name="Standard">
      <style:paragraph-properties fo:margin-left="0in" fo:margin-right="0.0626in" fo:line-height="115%" fo:text-indent="0in" style:auto-text-indent="false" fo:break-before="pag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7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8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6c1d0" style:font-name-asian="Open Sans" style:font-size-asian="11pt" style:font-name-complex="Open Sans" style:font-size-complex="11pt"/>
    </style:style>
    <style:style style:name="P29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bb63f" style:font-name-asian="Open Sans" style:font-size-asian="11pt" style:font-name-complex="Open Sans" style:font-size-complex="11pt"/>
    </style:style>
    <style:style style:name="P30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2f6c8" style:font-name-asian="Open Sans" style:font-size-asian="11pt" style:font-name-complex="Open Sans" style:font-size-complex="11pt"/>
    </style:style>
    <style:style style:name="P31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3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bb63f" style:font-name-asian="Open Sans" style:font-size-asian="11pt" style:font-name-complex="Open Sans" style:font-size-complex="11pt"/>
    </style:style>
    <style:style style:name="P33" style:family="paragraph" style:parent-style-name="Heading_20_1">
      <style:paragraph-properties fo:break-before="page"/>
      <style:text-properties fo:font-size="11pt" fo:font-weight="bold" style:font-name-asian="Open Sans" style:font-size-asian="11pt" style:font-weight-asian="bold" style:font-name-complex="Open Sans" style:font-size-complex="11pt" style:font-weight-complex="bold"/>
    </style:style>
    <style:style style:name="P34" style:family="paragraph" style:parent-style-name="Heading_20_1">
      <style:paragraph-properties fo:break-before="page"/>
      <style:text-properties fo:font-size="11pt" style:font-size-asian="11pt" style:font-size-complex="11pt"/>
    </style:style>
    <style:style style:name="P35" style:family="paragraph" style:parent-style-name="Heading_20_1">
      <style:paragraph-properties fo:text-align="center" style:justify-single-word="false" fo:break-before="page"/>
      <style:text-properties fo:font-size="11pt" style:font-size-asian="11pt" style:font-size-complex="11pt"/>
    </style:style>
    <style:style style:name="P36" style:family="paragraph" style:parent-style-name="Heading_20_1">
      <style:paragraph-properties fo:text-align="center" style:justify-single-word="false"/>
      <style:text-properties fo:font-size="11pt" style:font-size-asian="11pt" style:font-size-complex="11pt"/>
    </style:style>
    <style:style style:name="P37" style:family="paragraph" style:parent-style-name="Untitled2" style:master-page-name="First_20_Page">
      <style:paragraph-properties fo:text-align="center" style:justify-single-word="false" style:page-number="auto" fo:break-before="auto" fo:break-after="auto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-asian="Open Sans" style:font-name-complex="Open Sans"/>
    </style:style>
    <style:style style:name="T2" style:family="text">
      <style:text-properties officeooo:rsid="002efe97" style:font-name-asian="Open Sans" style:font-name-complex="Open Sans"/>
    </style:style>
    <style:style style:name="T3" style:family="text">
      <style:text-properties officeooo:rsid="003233e8" style:font-name-asian="Open Sans" style:font-name-complex="Open Sans"/>
    </style:style>
    <style:style style:name="T4" style:family="text">
      <style:text-properties officeooo:rsid="001d6286" style:font-name-asian="Open Sans" style:font-name-complex="Open Sans"/>
    </style:style>
    <style:style style:name="T5" style:family="text">
      <style:text-properties fo:font-weight="bold" style:font-name-asian="Open Sans" style:font-weight-asian="bold" style:font-name-complex="Open Sans" style:font-weight-complex="bold"/>
    </style:style>
    <style:style style:name="T6" style:family="text">
      <style:text-properties officeooo:rsid="00132757"/>
    </style:style>
    <style:style style:name="T7" style:family="text">
      <style:text-properties officeooo:rsid="001a92ef"/>
    </style:style>
    <style:style style:name="T8" style:family="text">
      <style:text-properties officeooo:rsid="001ae8c9"/>
    </style:style>
    <style:style style:name="T9" style:family="text">
      <style:text-properties officeooo:rsid="001f16c9"/>
    </style:style>
    <style:style style:name="T10" style:family="text">
      <style:text-properties officeooo:rsid="002a9a10"/>
    </style:style>
    <style:style style:name="T11" style:family="text">
      <style:text-properties officeooo:rsid="002e7d14"/>
    </style:style>
    <style:style style:name="T12" style:family="text">
      <style:text-properties officeooo:rsid="002efe97"/>
    </style:style>
    <style:style style:name="T13" style:family="text">
      <style:text-properties officeooo:rsid="0036c1d0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I</text:p>
      <text:p text:style-name="P1"/>
      <text:p text:style-name="P1">the panama disease killed the gros michel banana which</text:p>
      <text:p text:style-name="P1">tasted like the yellow confections.</text:p>
      <text:p text:style-name="P1">there is someone who gets paid to paint flowers, </text:p>
      <text:p text:style-name="P1">Who rides on your brain stem flesh, </text:p>
      <text:p text:style-name="P1">Who clumsily deconstructs your anatomy,</text:p>
      <text:p text:style-name="P1">Who lives in the hematoma timelapse, pure rupture. <text:span text:style-name="T9">you,</text:span></text:p>
      <text:p text:style-name="P1">it’s ok to forgive yourself don’t kill yourself </text:p>
      <text:p text:style-name="P12"><text:tab/><text:tab/>y</text:p>
      <text:p text:style-name="P21"><text:s text:c="5"/>o </text:p>
      <text:p text:style-name="P21"/>
      <text:p text:style-name="P21"><text:tab/><text:tab/>u</text:p>
      <text:p text:style-name="P12"><text:tab/><text:tab/><text:tab/><text:tab/></text:p>
      <text:p text:style-name="P21"><text:tab/><text:tab/><text:tab/><text:tab/>r</text:p>
      <text:p text:style-name="P12"><text:tab/><text:tab/><text:tab/>s</text:p>
      <text:p text:style-name="P21"><text:tab/><text:tab/><text:tab/><text:tab/>e</text:p>
      <text:p text:style-name="P12"><text:tab/><text:tab/><text:tab/><text:tab/><text:tab/><text:tab/><text:tab/>l</text:p>
      <text:p text:style-name="P29"><text:tab/><text:tab/><text:tab/><text:tab/><text:tab/>f</text:p>
      <text:p text:style-name="P12"><text:soft-page-break/><text:tab/><text:tab/><text:tab/><text:tab/><text:tab/></text:p>
      <text:p text:style-name="P21"><text:tab/><text:tab/><text:tab/>y</text:p>
      <text:p text:style-name="P1"><text:tab/><text:tab/><text:tab/><text:tab/>o</text:p>
      <text:p text:style-name="P12"><text:tab/><text:tab/><text:tab/><text:tab/><text:tab/><text:tab/>u</text:p>
      <text:p text:style-name="P21"><text:tab/><text:tab/><text:tab/>r</text:p>
      <text:p text:style-name="P1"><text:tab/><text:tab/>s</text:p>
      <text:p text:style-name="P1"><text:tab/><text:tab/><text:tab/><text:tab/>e</text:p>
      <text:p text:style-name="P1"><text:tab/>l</text:p>
      <text:p text:style-name="P1"><text:tab/><text:tab/><text:tab/><text:tab/><text:tab/><text:tab/><text:tab/>f</text:p>
      <text:p text:style-name="P1">the dance you’re feeling is foolish and inelegant and</text:p>
      <text:p text:style-name="P1">honest.</text:p>
      <text:p text:style-name="P1">nothing has to end while doing laundry or watching</text:p>
      <text:p text:style-name="P1">medical dramas. </text:p>
      <text:p text:style-name="P1">there is mercy in something, lacquer covers twin sides in</text:p>
      <text:p text:style-name="P1">earnest.</text:p>
      <text:p text:style-name="P1">Who follows you in sleep, the steel door so precise and</text:p>
      <text:p text:style-name="P1">brushed.</text:p>
      <text:p text:style-name="P2">“when will things be safe?” from the logarithmic spiral of a toothy </text:p>
      <text:p text:style-name="P17">southern grin.</text:p>
      <text:p text:style-name="P1"><text:soft-page-break/>domestic fantasies so powerful you wake up cradling</text:p>
      <text:p text:style-name="P1">consumer goods.</text:p>
      <text:p text:style-name="P1">stories from a man in jail about being violent against someone until they shit themselves.</text:p>
      <text:p text:style-name="P1">waking up asking “where is justice?” hallucinating indiscernible figures in</text:p>
      <text:p text:style-name="P1">dish suds.</text:p>
      <text:p text:style-name="P1">in a chant, alone, “there is a future,” tautologically sound.</text:p>
      <text:p text:style-name="P1">later, masturbating silently while circuiting your gaze in a loop of the </text:p>
      <text:p text:style-name="P1">woodgrain.</text:p>
      <text:p text:style-name="P3">someone <text:span text:style-name="T8">spends everyday in bed for eight years and gets malignant brain cancer</text:span>,</text:p>
      <text:p text:style-name="P1">unrelated.</text:p>
      <text:p text:style-name="P35">II</text:p>
      <text:p text:style-name="P1"/>
      <text:p text:style-name="P1">so <text:span text:style-name="T10">complete</text:span> the feel of wrist,</text:p>
      <text:p text:style-name="P4">so too the walls swollen in the <text:span text:style-name="T10">retinal</text:span> shine</text:p>
      <text:p text:style-name="P5">n<text:span text:style-name="T11">o one can see the </text:span>swaths rubbing </text:p>
      <text:p text:style-name="P18">in the space <text:span text:style-name="T11">v</text:span>ibrating behind your eyes</text:p>
      <text:p text:style-name="P1">no fingers can glide that thing</text:p>
      <text:p text:style-name="P5"><text:span text:style-name="T11">beyond</text:span> the <text:span text:style-name="T6">black</text:span> cache hiding</text:p>
      <text:p text:style-name="P6">there is safety in th<text:span text:style-name="T11">at</text:span> glint of a </text:p>
      <text:p text:style-name="P19">Nothing inside</text:p>
      <text:p text:style-name="P2">a <text:span text:style-name="T7">silent</text:span> wink for Who?</text:p>
      <text:p text:style-name="P17"/>
      <text:p text:style-name="P1">the witness</text:p>
      <text:p text:style-name="P1"><text:span text:style-name="T12">cloaked</text:span> in arboreal shroud</text:p>
      <text:p text:style-name="P22">lithe the exit, lithe the absence</text:p>
      <text:p text:style-name="P1">no one can see you here</text:p>
      <text:p text:style-name="P32"/>
      <text:p text:style-name="P29"/>
      <text:p text:style-name="P1">the witness</text:p>
      <text:p text:style-name="P1"/>
      <text:p text:style-name="P1"><text:soft-page-break/>where are you</text:p>
      <text:p text:style-name="P13"><text:span text:style-name="T1">i dream about you ofte</text:span><text:bookmark-start text:name="__DdeLink__5057_1097742573"/><text:span text:style-name="T1">n</text:span><text:bookmark-end text:name="__DdeLink__5057_1097742573"/></text:p>
      <text:p text:style-name="P1">in my dreams you are ok</text:p>
      <text:p text:style-name="P35">III</text:p>
      <text:p text:style-name="P1"/>
      <text:p text:style-name="P7">Who in the myelin glow said nothing,</text:p>
      <text:p text:style-name="P1">stirring from the clonic dreams of safety, finally.</text:p>
      <text:p text:style-name="P1">on an arm tapping absently in seeming encryption,</text:p>
      <text:p text:style-name="P8">these fingers are unconditional syndicates.</text:p>
      <text:p text:style-name="P1">Who witnessed the bacteria in unbroken recursion,</text:p>
      <text:p text:style-name="P9">convoluting into a</text:p>
      <text:p text:style-name="P30">terminal black,</text:p>
      <text:p text:style-name="P32">exhausting.</text:p>
      <text:p text:style-name="P1"/>
      <text:p text:style-name="P1">“THERE IS LOVE IN THIS </text:p>
      <text:p text:style-name="P1">FLUORESCENT MEDITATION.”</text:p>
      <text:p text:style-name="P1"/>
      <text:p text:style-name="P1">this germ mourning not</text:p>
      <text:p text:style-name="P1">the pinkish lye</text:p>
      <text:p text:style-name="P23"><text:span text:style-name="T2">the quiet</text:span><text:span text:style-name="T3">ing</text:span></text:p>
      <text:p text:style-name="P1">the vacancy</text:p>
      <text:p text:style-name="P1"/>
      <text:p text:style-name="P1">Who sits in a room of prime numbers.</text:p>
      <text:p text:style-name="P35"><text:span text:style-name="T6">I</text:span>V</text:p>
      <text:p text:style-name="P36"/>
      <text:p text:style-name="P1">these garbage bags are ninety-nine cents and fit most kitchen cans</text:p>
      <text:p text:style-name="P1">these garbage bags have odor eliminating power from a sister company</text:p>
      <text:p text:style-name="P1">these garbage bags are black and have yellow ties</text:p>
      <text:p text:style-name="P1">these garbage bags are white and have black ties</text:p>
      <text:p text:style-name="P35"><text:span text:style-name="T6">V</text:span></text:p>
      <text:p text:style-name="P1"/>
      <text:p text:style-name="P1">never thought you could fall in love </text:p>
      <text:p text:style-name="P1">until you met the man with neither</text:p>
      <text:p text:style-name="P1">feet nor hands on the safety yellow</text:p>
      <text:p text:style-name="P1">pentagon with the round head and</text:p>
      <text:p text:style-name="P1">the nondescript briefcase, wishing </text:p>
      <text:p text:style-name="P1">dearly to feel his <text:span text:style-name="T13">arm</text:span> on your arm,</text:p>
      <text:p text:style-name="P1">wishing dearly to be like the round- </text:p>
      <text:p text:style-name="P1">faced nondescript woman who also</text:p>
      <text:p text:style-name="P1">has no feet or hands, to be haunted</text:p>
      <text:p text:style-name="P1">by him as he hovers between two </text:p>
      <text:p text:style-name="P1">parallel lines, like the nondescript</text:p>
      <text:p text:style-name="P1">woman with neither feet nor ha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Trebuchet MS" svg:font-family="'Trebuchet MS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 style:master-page-name="">
      <style:paragraph-properties fo:margin-top="0in" fo:margin-bottom="0in" loext:contextual-spacing="false" fo:line-height="125%" fo:keep-together="always" style:page-number="auto" fo:break-before="auto" fo:break-after="auto" fo:keep-with-next="always" style:writing-mode="lr-tb"/>
      <style:text-properties style:font-name="Arimo" fo:font-family="Arimo" style:font-style-name="Bold" style:font-family-generic="swiss" style:font-pitch="variable" fo:font-size="12pt" fo:font-weight="bold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Untitled1" style:family="paragraph" style:parent-style-name="Heading_20_1" style:master-page-name="">
      <style:paragraph-properties style:page-number="auto"/>
      <style:text-properties fo:font-weight="bold"/>
    </style:style>
    <style:style style:name="Untitled2" style:family="paragraph" style:parent-style-name="Heading_20_1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5in" style:num-format="1" style:print-orientation="portrait" fo:margin-top="0.5299in" fo:margin-bottom="0.5299in" fo:margin-left="0.5299in" fo:margin-right="0.529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in" fo:page-height="5in" style:num-format="1" style:print-orientation="portrait" fo:margin-top="0.5299in" fo:margin-bottom="0.5299in" fo:margin-left="0.5299in" fo:margin-right="0.5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7.5in" fo:page-height="7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title/>
    <meta:editing-cycles>7</meta:editing-cycles>
    <meta:editing-duration>PT56M58S</meta:editing-duration>
    <meta:creation-date>2016-01-06T00:29:00.554907131</meta:creation-date>
    <dc:date>2016-01-09T18:32:05.843760762</dc:date>
    <meta:document-statistic meta:table-count="0" meta:image-count="0" meta:object-count="0" meta:page-count="8" meta:paragraph-count="98" meta:word-count="478" meta:character-count="2724" meta:non-whitespace-character-count="2257"/>
  </office:meta>
</office:document-meta>
</file>